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visible" draw:shadow-offset-x="0.152cm" draw:shadow-offset-y="0.152cm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0.305cm" fo:padding-right="0.102cm" fo:wrap-option="no-wrap" draw:shadow="hidden" draw:shadow-color="#808080"/>
    </style:style>
    <style:style style:name="gr3" style:family="graphic" style:parent-style-name="standard">
      <style:graphic-properties svg:stroke-width="0.025cm" svg:stroke-color="#4c4c4c" draw:marker-start-width="0.33cm" draw:marker-end="Arrow" draw:marker-end-width="0.432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visible" draw:shadow-offset-x="0.152cm" draw:shadow-offset-y="0.152cm" draw:shadow-color="#808080"/>
    </style:style>
    <style:style style:name="gr6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0.305cm" fo:padding-right="0.102cm" fo:wrap-option="no-wrap" draw:shadow="hidden" draw:shadow-color="#808080"/>
    </style:style>
    <style:style style:name="gr7" style:family="graphic" style:parent-style-name="standard">
      <style:graphic-properties draw:stroke="none" draw:fill="none" draw:auto-grow-width="true" fo:min-height="0.569cm"/>
    </style:style>
    <style:style style:name="gr8" style:family="graphic" style:parent-style-name="standard">
      <style:graphic-properties draw:stroke="none" draw:fill="none" draw:auto-grow-width="true" fo:min-height="0.36cm"/>
    </style:style>
    <style:style style:name="gr9" style:family="graphic" style:parent-style-name="standard">
      <style:graphic-properties draw:stroke="none" draw:fill="none" draw:auto-grow-width="true" fo:min-height="0.73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 fo:font-weight="bold" style:font-weight-asian="bold" style:font-weight-complex="bold"/>
    </style:style>
    <style:style style:name="P3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  <style:text-properties fo:font-family="'Gill Sans'" style:font-family-generic="swiss" style:font-pitch="variable" fo:font-size="16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text-properties style:use-window-font-color="true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8" style:family="paragraph">
      <style:text-properties fo:font-family="'Gill Sans'" style:font-family-generic="swiss" style:font-pitch="variable" fo:font-weight="normal" style:font-family-asian="'Gill Sans'" style:font-family-generic-asian="swiss" style:font-pitch-asian="variable" style:font-weight-asian="normal" style:font-family-complex="'Gill Sans'" style:font-family-generic-complex="swiss" style:font-pitch-complex="variable" style:font-weight-complex="normal"/>
    </style:style>
    <style:style style:name="P9" style:family="paragraph"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T1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2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4" style:family="text">
      <style:text-properties fo:font-family="'Gill Sans'" style:font-family-generic="swiss" style:font-pitch="variable"/>
    </style:style>
    <style:style style:name="T5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4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674cm" svg:height="7.112cm" svg:x="14.51cm" svg:y="5.772cm">
          <text:p text:style-name="P1"><text:span text:style-name="T1">Employ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4.845cm" svg:y="7.054cm">
          <text:p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4.845cm" svg:y="8.121cm">
          <text:p text:style-name="P1"><text:span text:style-name="T3">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6cm" svg:x="14.845cm" svg:y="9.188cm">
          <text:p text:style-name="P1"><text:span text:style-name="T3">lo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937cm" svg:height="1.067cm" svg:x="14.845cm" svg:y="10.254cm">
          <text:p text:style-name="P1"><text:span text:style-name="T3">depart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4.845cm" svg:y="11.321cm">
          <text:p><text:span text:style-name="T2">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4.845cm" svg:y1="10.788cm" svg:x2="11.527cm" svg:y2="13.405cm" draw:start-shape="id1" draw:start-glue-point="5" draw:end-shape="id2" draw:end-glue-point="4" svg:d="m14845 10788h-3318v2617">
          <text:p/>
        </draw:connector>
        <draw:custom-shape draw:style-name="gr1" draw:text-style-name="P5" xml:id="id5" draw:id="id5" draw:layer="layout" svg:width="4.674cm" svg:height="5.994cm" svg:x="1.635cm" svg:y="5.8cm">
          <text:p text:style-name="P1"><text:span text:style-name="T1">Gro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.97cm" svg:y="7.082cm">
          <text:p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.97cm" svg:y="8.149cm">
          <text:p text:style-name="P1"><text:span text:style-name="T3">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3.937cm" svg:height="1.066cm" svg:x="1.97cm" svg:y="9.216cm">
          <text:p text:style-name="P1"><text:span text:style-name="T3">memb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3.937cm" svg:height="1.067cm" svg:x="1.97cm" svg:y="10.282cm">
          <text:p text:style-name="P1"><text:span text:style-name="T3">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xml:id="id4" draw:id="id4" draw:layer="layout" svg:width="4.343cm" svg:height="1.753cm" svg:x="1.801cm" svg:y="13.27cm">
          <text:p text:style-name="P4"><text:span text:style-name="T4">HashSe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" draw:text-style-name="P2" xml:id="id2" draw:id="id2" draw:layer="layout" svg:width="4.674cm" svg:height="4.978cm" svg:x="9.19cm" svg:y="13.405cm">
          <text:p text:style-name="P1"><text:span text:style-name="T1">Depart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9.425cm" svg:y="14.687cm">
          <text:p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6cm" svg:x="9.425cm" svg:y="15.754cm">
          <text:p text:style-name="P1"><text:span text:style-name="T3">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3.937cm" svg:height="1.067cm" svg:x="9.425cm" svg:y="16.82cm">
          <text:p text:style-name="P1"><text:span text:style-name="T3">group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9.425cm" svg:y1="17.354cm" svg:x2="3.973cm" svg:y2="15.023cm" draw:start-shape="id3" draw:start-glue-point="5" draw:end-shape="id4" draw:end-glue-point="7" svg:d="m9425 17354h-5452v-2331">
          <text:p/>
        </draw:connector>
        <draw:connector draw:style-name="gr3" draw:text-style-name="P4" draw:layer="layout" svg:x1="3.972cm" svg:y1="13.27cm" svg:x2="3.972cm" svg:y2="11.794cm" draw:start-shape="id4" draw:end-shape="id5" draw:end-glue-point="6" svg:d="m3972 13270v-1476">
          <text:p/>
        </draw:connector>
        <draw:connector draw:style-name="gr3" draw:text-style-name="P4" draw:layer="layout" svg:x1="5.907cm" svg:y1="10.816cm" svg:x2="14.51cm" svg:y2="9.328cm" draw:start-shape="id6" draw:start-glue-point="7" draw:end-shape="id7" draw:end-glue-point="5" svg:d="m5907 10816h4302v-1488h4301">
          <text:p/>
        </draw:connector>
        <draw:custom-shape draw:style-name="gr4" draw:text-style-name="P6" xml:id="id9" draw:id="id9" draw:layer="layout" svg:width="4.343cm" svg:height="1.753cm" svg:x="8.285cm" svg:y="6.704cm">
          <text:p text:style-name="P4"><text:span text:style-name="T4">HashSe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4" draw:layer="layout" svg:x1="5.907cm" svg:y1="9.749cm" svg:x2="8.285cm" svg:y2="7.374cm" draw:start-shape="id8" draw:end-shape="id9" draw:end-glue-point="5" svg:d="m5907 9749h1195v-2375h1183">
          <text:p/>
        </draw:connector>
        <draw:connector draw:style-name="gr3" draw:text-style-name="P4" draw:layer="layout" draw:type="line" svg:x1="12.628cm" svg:y1="7.374cm" svg:x2="14.51cm" svg:y2="9.328cm" draw:start-shape="id9" draw:start-glue-point="1" draw:end-shape="id7" draw:end-glue-point="5" svg:d="m12628 7374 1882 1954">
          <text:p/>
        </draw:connector>
      </draw:page>
      <draw:page draw:name="page2" draw:style-name="dp1" draw:master-page-name="Default">
        <draw:custom-shape draw:style-name="gr5" draw:text-style-name="P2" draw:layer="layout" svg:width="10.16cm" svg:height="10.566cm" svg:x="7.35cm" svg:y="3.8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6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7.78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8.8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9.9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10.9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12.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1.258cm" svg:y="13.1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6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7.78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8.8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9.9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10.9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12.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2.46cm" svg:y="13.1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1.577cm" svg:height="0.819cm" draw:transform="rotate (1.5707963267946) translate (11.306cm 6.786cm)">
          <draw:text-box>
            <text:p><text:span text:style-name="T5">name</text:span></text:p>
          </draw:text-box>
        </draw:frame>
        <draw:frame draw:style-name="gr7" draw:text-style-name="P7" draw:layer="layout" svg:width="0.997cm" svg:height="0.819cm" draw:transform="rotate (1.5707963267946) translate (12.507cm 6.786cm)">
          <draw:text-box>
            <text:p><text:span text:style-name="T5">ID</text:span></text:p>
          </draw:text-box>
        </draw:frame>
        <draw:custom-shape draw:style-name="gr6" draw:text-style-name="P3" draw:layer="layout" svg:width="1.067cm" svg:height="1.067cm" svg:x="13.661cm" svg:y="6.7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3.661cm" svg:y="7.7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3.661cm" svg:y="8.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3.661cm" svg:y="9.9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3.661cm" svg:y="10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3.661cm" svg:y="12.0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3.661cm" svg:y="13.1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2.102cm" svg:height="0.818cm" draw:transform="rotate (1.5707963267946) translate (13.708cm 6.786cm)">
          <draw:text-box>
            <text:p><text:span text:style-name="T5">location</text:span></text:p>
          </draw:text-box>
        </draw:frame>
        <draw:custom-shape draw:style-name="gr6" draw:text-style-name="P3" draw:layer="layout" svg:width="1.067cm" svg:height="1.067cm" svg:x="14.862cm" svg:y="6.7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4.862cm" svg:y="7.7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4.862cm" svg:y="8.8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4.862cm" svg:y="9.9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4.862cm" svg:y="10.9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4.862cm" svg:y="12.05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4.862cm" svg:y="13.1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2.847cm" svg:height="0.818cm" draw:transform="rotate (1.5707963267946) translate (14.909cm 6.786cm)">
          <draw:text-box>
            <text:p><text:span text:style-name="T5">department</text:span></text:p>
          </draw:text-box>
        </draw:frame>
        <draw:custom-shape draw:style-name="gr6" draw:text-style-name="P3" draw:layer="layout" svg:width="1.067cm" svg:height="1.067cm" svg:x="16.063cm" svg:y="6.7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6.063cm" svg:y="7.7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6.063cm" svg:y="8.85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6.063cm" svg:y="9.9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6.063cm" svg:y="10.98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6.063cm" svg:y="12.05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1.067cm" svg:height="1.067cm" svg:x="16.063cm" svg:y="13.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2.195cm" svg:height="0.818cm" draw:transform="rotate (1.5707963267946) translate (16.11cm 6.786cm)">
          <draw:text-box>
            <text:p><text:span text:style-name="T5">manager</text:span></text:p>
          </draw:text-box>
        </draw:frame>
        <draw:frame draw:style-name="gr9" draw:text-style-name="P8" draw:layer="layout" svg:width="0.82cm" svg:height="0.984cm" svg:x="10.353cm" svg:y="6.836cm">
          <draw:text-box>
            <text:p><text:span text:style-name="T6">0</text:span></text:p>
          </draw:text-box>
        </draw:frame>
        <draw:frame draw:style-name="gr9" draw:text-style-name="P8" draw:layer="layout" svg:width="0.82cm" svg:height="0.984cm" svg:x="10.353cm" svg:y="7.903cm">
          <draw:text-box>
            <text:p><text:span text:style-name="T6">1</text:span></text:p>
          </draw:text-box>
        </draw:frame>
        <draw:frame draw:style-name="gr9" draw:text-style-name="P8" draw:layer="layout" svg:width="0.82cm" svg:height="0.984cm" svg:x="10.353cm" svg:y="8.97cm">
          <draw:text-box>
            <text:p><text:span text:style-name="T6">2</text:span></text:p>
          </draw:text-box>
        </draw:frame>
        <draw:frame draw:style-name="gr9" draw:text-style-name="P8" draw:layer="layout" svg:width="0.82cm" svg:height="0.984cm" svg:x="10.353cm" svg:y="10.037cm">
          <draw:text-box>
            <text:p><text:span text:style-name="T6">3</text:span></text:p>
          </draw:text-box>
        </draw:frame>
        <draw:frame draw:style-name="gr9" draw:text-style-name="P8" draw:layer="layout" svg:width="0.82cm" svg:height="0.984cm" svg:x="10.353cm" svg:y="11.104cm">
          <draw:text-box>
            <text:p><text:span text:style-name="T6">4</text:span></text:p>
          </draw:text-box>
        </draw:frame>
        <draw:frame draw:style-name="gr9" draw:text-style-name="P8" draw:layer="layout" svg:width="0.82cm" svg:height="0.984cm" svg:x="10.353cm" svg:y="12.171cm">
          <draw:text-box>
            <text:p><text:span text:style-name="T6">5</text:span></text:p>
          </draw:text-box>
        </draw:frame>
        <draw:frame draw:style-name="gr9" draw:text-style-name="P8" draw:layer="layout" svg:width="0.82cm" svg:height="0.984cm" svg:x="10.353cm" svg:y="13.238cm">
          <draw:text-box>
            <text:p><text:span text:style-name="T6">6</text:span></text:p>
          </draw:text-box>
        </draw:frame>
        <draw:frame draw:style-name="gr9" draw:text-style-name="P9" draw:layer="layout" svg:width="3.956cm" svg:height="0.984cm" svg:x="7.204cm" svg:y="5.831cm">
          <draw:text-box>
            <text:p><text:span text:style-name="T7">Employe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6T20:21:49</meta:creation-date>
    <dc:date>2011-05-20T19:20:55</dc:date>
    <meta:editing-duration>P2DT11H10M32S</meta:editing-duration>
    <meta:editing-cycles>24</meta:editing-cycles>
    <meta:generator>OpenOffice.org/3.3$Unix OpenOffice.org_project/330m20$Build-9567</meta:generator>
    <meta:document-statistic meta:object-count="72"/>
  </office:meta>
</office:document-meta>
</file>